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8cm" fo:min-width="23.347cm" fo:padding-top="0.16cm" fo:padding-bottom="0.16cm" fo:padding-left="0.285cm" fo:padding-right="0.285cm" draw:shadow="visible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38cm" fo:min-width="23.347cm" fo:padding-top="0.16cm" fo:padding-bottom="0.16cm" fo:padding-left="0.285cm" fo:padding-right="0.285cm" draw:shadow="visible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497cm" fo:min-width="23.347cm" fo:padding-top="0.16cm" fo:padding-bottom="0.16cm" fo:padding-left="0.285cm" fo:padding-right="0.285cm" draw:shadow="visible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8cm" fo:min-width="25.084cm" fo:padding-top="0.16cm" fo:padding-bottom="0.16cm" fo:padding-left="0.285cm" fo:padding-right="0.285cm" draw:shadow="visible"/>
    </style:style>
    <style:style style:name="gr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38cm" fo:min-width="25.084cm" fo:padding-top="0.16cm" fo:padding-bottom="0.16cm" fo:padding-left="0.285cm" fo:padding-right="0.285cm" draw:shadow="visible"/>
    </style:style>
    <style:style style:name="gr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497cm" fo:min-width="25.084cm" fo:padding-top="0.16cm" fo:padding-bottom="0.16cm" fo:padding-left="0.285cm" fo:padding-right="0.285cm" draw:shadow="visible"/>
    </style:style>
    <style:style style:name="gr7" style:family="graphic" style:parent-style-name="objectwithoutfill">
      <style:graphic-properties draw:stroke="dash" draw:stroke-dash="Fine_20_Dashed"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8" style:family="graphic" style:parent-style-name="objectwithoutfill">
      <style:graphic-properties draw:stroke="solid" draw:stroke-dash="Fine_20_Dashed" svg:stroke-width="0.071cm" draw:marker-start="" draw:marker-start-width="0.413cm" draw:marker-end="Diamond_20_unfilled" draw:marker-end-width="0.988cm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draw:stroke="dash" draw:stroke-dash="Fine_20_Dashed" svg:stroke-width="0.071cm" draw:marker-start="" draw:marker-start-width="0.413cm" draw:marker-end="Short_20_line_20_Arrow" draw:marker-end-width="0.988cm" draw:fill="none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ffffff" fo:min-height="0.839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23.917cm" svg:height="2.3cm" svg:x="4.651cm" svg:y="5.511cm">
              <text:p text:style-name="P1"><text:span text:style-name="T1">&lt;&lt;Interface&gt;&gt;</text:span></text:p>
              <text:p text:style-name="P1"><text:span text:style-name="T1">IFragmentAnalyze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23.917cm" svg:height="0.858cm" svg:x="4.651cm" svg:y="7.81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23.917cm" svg:height="1.817cm" svg:x="4.651cm" svg:y="8.612cm">
              <text:p text:style-name="P4">+ addHeuristic(heuristic: IFragmentAnalyzerHeuristic): void</text:p>
              <text:p text:style-name="P4">+ analyze(fragment1: IFragment, fragment2 IFragment): IBinaryRelation&lt;IFragment&gt;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1" draw:text-style-name="P2" draw:layer="layout" svg:width="23.917cm" svg:height="2.3cm" svg:x="4.651cm" svg:y="14.265cm">
              <text:p text:style-name="P1"><text:span text:style-name="T1">FragmentAnalyze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23.917cm" svg:height="0.858cm" svg:x="4.651cm" svg:y="16.56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23.917cm" svg:height="1.817cm" svg:x="4.651cm" svg:y="17.366cm">
              <text:p text:style-name="P4">+ addHeuristic(heuristic: IFragmentAnalyzerHeuristic): void</text:p>
              <text:p text:style-name="P4">+ analyze(fragment1: IFragment, fragment2 IFragment): IBinaryRelation&lt;IFragment&gt;</text:p>
              <draw:enhanced-geometry svg:viewBox="0 0 21600 21600" draw:type="rectangle" draw:enhanced-path="M 0 0 L 21600 0 21600 21600 0 21600 0 0 Z N"/>
            </draw:custom-shape>
          </draw:g>
          <draw:g xml:id="id3" draw:id="id3">
            <draw:custom-shape draw:style-name="gr4" draw:text-style-name="P2" draw:layer="layout" svg:width="25.654cm" svg:height="2.3cm" svg:x="40.252cm" svg:y="5.511cm">
              <text:p text:style-name="P1"><text:span text:style-name="T1">&lt;&lt;Interface&gt;&gt;</text:span></text:p>
              <text:p text:style-name="P1"><text:span text:style-name="T1">IFragmentAnalyzerHeuristic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5.654cm" svg:height="0.858cm" svg:x="40.252cm" svg:y="7.81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5.654cm" svg:height="1.817cm" svg:x="40.252cm" svg:y="8.612cm">
              <text:p text:style-name="P4">+ analyze(rel: IBinaryRelation&lt;IFragment&gt;, fragment1: IFragment, fragment2 IFragment): void </text:p>
              <draw:enhanced-geometry svg:viewBox="0 0 21600 21600" draw:type="rectangle" draw:enhanced-path="M 0 0 L 21600 0 21600 21600 0 21600 0 0 Z N"/>
            </draw:custom-shape>
          </draw:g>
          <draw:connector draw:style-name="gr7" draw:text-style-name="P6" draw:layer="layout" svg:x1="16.609cm" svg:y1="14.265cm" svg:x2="16.609cm" svg:y2="10.429cm" draw:start-shape="id1" draw:start-glue-point="0" draw:end-shape="id2" svg:d="M16609 14265v-3836" svg:viewBox="0 0 1 3837">
            <text:p/>
          </draw:connector>
          <draw:connector draw:style-name="gr8" draw:text-style-name="P6" draw:layer="layout" svg:x1="53.079cm" svg:y1="10.429cm" svg:x2="28.568cm" svg:y2="16.724cm" draw:start-shape="id3" draw:start-glue-point="2" draw:end-shape="id1" draw:end-glue-point="1" svg:d="M53079 10429v6295h-24511" svg:viewBox="0 0 24512 6296">
            <text:p/>
          </draw:connector>
          <draw:connector draw:style-name="gr9" draw:text-style-name="P6" draw:layer="layout" svg:x1="28.568cm" svg:y1="7.97cm" svg:x2="40.252cm" svg:y2="7.97cm" draw:start-shape="id2" draw:start-glue-point="1" draw:end-shape="id3" svg:d="M28568 7970h11684" svg:viewBox="0 0 11685 1">
            <text:p text:style-name="P1">uses</text:p>
          </draw:connector>
        </draw:g>
        <draw:frame draw:style-name="gr10" draw:text-style-name="P7" draw:layer="layout" svg:width="2.286cm" svg:height="1.089cm" svg:x="50.639cm" svg:y="10.794cm">
          <draw:text-box>
            <text:p text:style-name="P1">0..*</text:p>
          </draw:text-box>
        </draw:frame>
        <draw:frame draw:style-name="gr11" draw:text-style-name="P7" draw:layer="layout" svg:width="3.757cm" svg:height="1.673cm" svg:x="53.139cm" svg:y="10.795cm">
          <draw:text-box>
            <text:p text:style-name="P1">heuristic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556cm" fo:page-height="24.6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6T18:09:53.259863462</meta:creation-date>
    <dc:date>2017-11-26T18:22:25.160966686</dc:date>
    <dc:creator>Maximilian Meffert</dc:creator>
    <meta:editing-duration>PT12M33S</meta:editing-duration>
    <meta:editing-cycles>5</meta:editing-cycles>
    <meta:generator>LibreOffice/5.1.6.2$Linux_X86_64 LibreOffice_project/10m0$Build-2</meta:generator>
    <meta:document-statistic meta:object-count="18"/>
  </office:meta>
</office:document-meta>
</file>